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2" svg:font-family="'Courier New'" style:font-adornments="Negreta" style:font-family-generic="modern" style:font-pitch="fixed"/>
    <style:font-face style:name="Courier New1" svg:font-family="'Courier New'" style:font-adornments="Negrita Cursiv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5cm" style:rel-column-width="32767*"/>
    </style:style>
    <style:style style:name="Tabla2.B" style:family="table-column">
      <style:table-column-properties style:column-width="9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5cm" style:rel-column-width="32767*"/>
    </style:style>
    <style:style style:name="Tabla4.B" style:family="table-column">
      <style:table-column-properties style:column-width="9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9.5cm" style:rel-column-width="32767*"/>
    </style:style>
    <style:style style:name="Tabla5.B" style:family="table-column">
      <style:table-column-properties style:column-width="9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9.5cm" style:rel-column-width="32767*"/>
    </style:style>
    <style:style style:name="Tabla6.B" style:family="table-column">
      <style:table-column-properties style:column-width="9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9.5cm" style:rel-column-width="32767*"/>
    </style:style>
    <style:style style:name="Tabla7.B" style:family="table-column">
      <style:table-column-properties style:column-width="9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9.5cm" style:rel-column-width="32767*"/>
    </style:style>
    <style:style style:name="Tabla8.B" style:family="table-column">
      <style:table-column-properties style:column-width="9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9.5cm" style:rel-column-width="32767*"/>
    </style:style>
    <style:style style:name="Tabla9.B" style:family="table-column">
      <style:table-column-properties style:column-width="9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9.5cm" style:rel-column-width="32767*"/>
    </style:style>
    <style:style style:name="Tabla10.B" style:family="table-column">
      <style:table-column-properties style:column-width="9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9.001cm" table:align="margins"/>
    </style:style>
    <style:style style:name="Tabla12.A" style:family="table-column">
      <style:table-column-properties style:column-width="9.5cm" style:rel-column-width="32767*"/>
    </style:style>
    <style:style style:name="Tabla12.B" style:family="table-column">
      <style:table-column-properties style:column-width="9.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9.001cm" table:align="margins"/>
    </style:style>
    <style:style style:name="Tabla11.A" style:family="table-column">
      <style:table-column-properties style:column-width="9.5cm" style:rel-column-width="32767*"/>
    </style:style>
    <style:style style:name="Tabla11.B" style:family="table-column">
      <style:table-column-properties style:column-width="9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9.5cm" style:rel-column-width="32767*"/>
    </style:style>
    <style:style style:name="Tabla13.B" style:family="table-column">
      <style:table-column-properties style:column-width="9.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9.001cm" table:align="margins"/>
    </style:style>
    <style:style style:name="Tabla15.A" style:family="table-column">
      <style:table-column-properties style:column-width="9.5cm" style:rel-column-width="32767*"/>
    </style:style>
    <style:style style:name="Tabla15.B" style:family="table-column">
      <style:table-column-properties style:column-width="9.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499cm" style:rel-column-width="32764*"/>
    </style:style>
    <style:style style:name="Tabla1.B" style:family="table-column">
      <style:table-column-properties style:column-width="9.502cm" style:rel-column-width="3277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9.001cm" table:align="margins"/>
    </style:style>
    <style:style style:name="Tabla17.A" style:family="table-column">
      <style:table-column-properties style:column-width="9.5cm" style:rel-column-width="32767*"/>
    </style:style>
    <style:style style:name="Tabla17.B" style:family="table-column">
      <style:table-column-properties style:column-width="9.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4" style:family="table">
      <style:table-properties style:width="19.001cm" table:align="margins"/>
    </style:style>
    <style:style style:name="Tabla14.A" style:family="table-column">
      <style:table-column-properties style:column-width="9.5cm" style:rel-column-width="32767*"/>
    </style:style>
    <style:style style:name="Tabla14.B" style:family="table-column">
      <style:table-column-properties style:column-width="9.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9.001cm" table:align="margins"/>
    </style:style>
    <style:style style:name="Tabla16.A" style:family="table-column">
      <style:table-column-properties style:column-width="9.5cm" style:rel-column-width="32767*"/>
    </style:style>
    <style:style style:name="Tabla16.B" style:family="table-column">
      <style:table-column-properties style:column-width="9.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3880f" officeooo:paragraph-rsid="0023880f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d1219" officeooo:paragraph-rsid="001d1219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officeooo:rsid="001e613a" officeooo:paragraph-rsid="001e613a"/>
    </style:style>
    <style:style style:name="P7" style:family="paragraph" style:parent-style-name="Standard">
      <style:text-properties officeooo:rsid="001ec7a9" officeooo:paragraph-rsid="001ec7a9"/>
    </style:style>
    <style:style style:name="P8" style:family="paragraph" style:parent-style-name="Standard">
      <style:text-properties officeooo:paragraph-rsid="002089f3"/>
    </style:style>
    <style:style style:name="P9" style:family="paragraph" style:parent-style-name="Standard">
      <style:text-properties officeooo:rsid="0023880f" officeooo:paragraph-rsid="0023880f"/>
    </style:style>
    <style:style style:name="P10" style:family="paragraph" style:parent-style-name="Standard">
      <style:text-properties fo:font-size="6pt" officeooo:rsid="001b9e9b" style:font-size-asian="5.25pt" style:font-size-complex="6pt"/>
    </style:style>
    <style:style style:name="P11" style:family="paragraph" style:parent-style-name="Standard">
      <style:text-properties officeooo:rsid="001b9e9b" officeooo:paragraph-rsid="00256c06"/>
    </style:style>
    <style:style style:name="P12" style:family="paragraph" style:parent-style-name="Standard">
      <style:text-properties fo:font-weight="bold" officeooo:paragraph-rsid="00295f31" style:font-weight-asian="bold" style:font-weight-complex="bold"/>
    </style:style>
    <style:style style:name="P13" style:family="paragraph" style:parent-style-name="Heading_20_2">
      <style:text-properties officeooo:rsid="001d1219" officeooo:paragraph-rsid="001d1219"/>
    </style:style>
    <style:style style:name="P14" style:family="paragraph" style:parent-style-name="Heading_20_2" style:list-style-name="">
      <style:text-properties officeooo:rsid="001b9e9b" officeooo:paragraph-rsid="002089f3"/>
    </style:style>
    <style:style style:name="P15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36e8ce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121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9e9b"/>
    </style:style>
    <style:style style:name="T7" style:family="text">
      <style:text-properties officeooo:rsid="001d1219"/>
    </style:style>
    <style:style style:name="T8" style:family="text">
      <style:text-properties officeooo:rsid="0026816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95f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direcciones</text:h>
      <text:h text:style-name="Heading_20_3" text:outline-level="3">output (salida estándar)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Standard"><text:span text:style-name="T3">tee</text:span> fichero</text:p>
          </table:table-cell>
          <table:table-cell table:style-name="Tabla2.B1" office:value-type="string">
            <text:p text:style-name="Standard"># output a fichero y a pantalla</text:p>
          </table:table-cell>
        </table:table-row>
        <table:table-row>
          <table:table-cell table:style-name="Tabla2.A2" office:value-type="string">
            <text:p text:style-name="Standard"><text:span text:style-name="T3">&gt;</text:span> fichero</text:p>
          </table:table-cell>
          <table:table-cell table:style-name="Tabla2.B2" office:value-type="string">
            <text:p text:style-name="Standard"># output a fichero</text:p>
          </table:table-cell>
        </table:table-row>
        <table:table-row>
          <table:table-cell table:style-name="Tabla2.A2" office:value-type="string">
            <text:p text:style-name="Standard"><text:span text:style-name="T3">&gt;&gt;</text:span> fichero</text:p>
          </table:table-cell>
          <table:table-cell table:style-name="Tabla2.B2" office:value-type="string">
            <text:p text:style-name="Standard"># output al final del fichero</text:p>
          </table:table-cell>
        </table:table-row>
        <table:table-row>
          <table:table-cell table:style-name="Tabla2.A2" office:value-type="string">
            <text:p text:style-name="P1">&gt; /dev/null</text:p>
          </table:table-cell>
          <table:table-cell table:style-name="Tabla2.B2" office:value-type="string">
            <text:p text:style-name="Standard"># descarta output</text:p>
          </table:table-cell>
        </table:table-row>
      </table:table>
      <text:h text:style-name="Heading_20_3" text:outline-level="3">error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2&gt;&amp;1</text:p>
          </table:table-cell>
          <table:table-cell table:style-name="Tabla3.B1" office:value-type="string">
            <text:p text:style-name="Standard"># error a output</text:p>
          </table:table-cell>
        </table:table-row>
        <table:table-row>
          <table:table-cell table:style-name="Tabla3.A2" office:value-type="string">
            <text:p text:style-name="Standard"><text:span text:style-name="T3">2&gt;</text:span> fichero</text:p>
          </table:table-cell>
          <table:table-cell table:style-name="Tabla3.B2" office:value-type="string">
            <text:p text:style-name="Standard"># error a fichero</text:p>
          </table:table-cell>
        </table:table-row>
        <table:table-row>
          <table:table-cell table:style-name="Tabla3.A2" office:value-type="string">
            <text:p text:style-name="Standard"><text:span text:style-name="T3">2&gt;&gt;</text:span> fichero</text:p>
          </table:table-cell>
          <table:table-cell table:style-name="Tabla3.B2" office:value-type="string">
            <text:p text:style-name="Standard"># error al final del fichero</text:p>
          </table:table-cell>
        </table:table-row>
        <table:table-row>
          <table:table-cell table:style-name="Tabla3.A2" office:value-type="string">
            <text:p text:style-name="P1">2&gt; /dev/null </text:p>
          </table:table-cell>
          <table:table-cell table:style-name="Tabla3.B2" office:value-type="string">
            <text:p text:style-name="Standard"># descarta error</text:p>
          </table:table-cell>
        </table:table-row>
      </table:table>
      <text:h text:style-name="Heading_20_3" text:outline-level="3">output y error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Standard"><text:span text:style-name="T3">2&gt;&amp;1 | tee</text:span> fichero</text:p>
          </table:table-cell>
          <table:table-cell table:style-name="Tabla4.B1" office:value-type="string">
            <text:p text:style-name="Standard"># ambos a fichero y a pantalla</text:p>
          </table:table-cell>
        </table:table-row>
        <table:table-row>
          <table:table-cell table:style-name="Tabla4.A2" office:value-type="string">
            <text:p text:style-name="Standard"><text:span text:style-name="T3">&amp;&gt;</text:span> fichero</text:p>
          </table:table-cell>
          <table:table-cell table:style-name="Tabla4.B2" office:value-type="string">
            <text:p text:style-name="Standard"># ambos a fichero</text:p>
          </table:table-cell>
        </table:table-row>
        <table:table-row>
          <table:table-cell table:style-name="Tabla4.A2" office:value-type="string">
            <text:p text:style-name="Standard"><text:span text:style-name="T3">&amp;&gt;&gt;</text:span> fichero</text:p>
          </table:table-cell>
          <table:table-cell table:style-name="Tabla4.B2" office:value-type="string">
            <text:p text:style-name="Standard"># ambos al final del fichero</text:p>
          </table:table-cell>
        </table:table-row>
      </table:table>
      <text:h text:style-name="Heading_20_2" text:outline-level="2">Variables</text:h>
      <text:h text:style-name="Heading_20_3" text:outline-level="3">variables de entorno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$PWD</text:p>
          </table:table-cell>
          <table:table-cell table:style-name="Tabla5.B1" office:value-type="string">
            <text:p text:style-name="Standard"># directorio de trabajo actual</text:p>
          </table:table-cell>
        </table:table-row>
        <table:table-row>
          <table:table-cell table:style-name="Tabla5.A2" office:value-type="string">
            <text:p text:style-name="P1">$OLDPWD</text:p>
          </table:table-cell>
          <table:table-cell table:style-name="Tabla5.B2" office:value-type="string">
            <text:p text:style-name="Standard"># directorio de trabajo anterior</text:p>
          </table:table-cell>
        </table:table-row>
        <table:table-row>
          <table:table-cell table:style-name="Tabla5.A2" office:value-type="string">
            <text:p text:style-name="P1">$PPID</text:p>
          </table:table-cell>
          <table:table-cell table:style-name="Tabla5.B2" office:value-type="string">
            <text:p text:style-name="Standard"># identificador del proceso padre</text:p>
          </table:table-cell>
        </table:table-row>
        <table:table-row>
          <table:table-cell table:style-name="Tabla5.A2" office:value-type="string">
            <text:p text:style-name="P1">$HOSTNAME</text:p>
          </table:table-cell>
          <table:table-cell table:style-name="Tabla5.B2" office:value-type="string">
            <text:p text:style-name="Standard"># nombre del ordenador</text:p>
          </table:table-cell>
        </table:table-row>
        <table:table-row>
          <table:table-cell table:style-name="Tabla5.A2" office:value-type="string">
            <text:p text:style-name="P1">$USER</text:p>
          </table:table-cell>
          <table:table-cell table:style-name="Tabla5.B2" office:value-type="string">
            <text:p text:style-name="Standard"># nombre del usuario</text:p>
          </table:table-cell>
        </table:table-row>
        <table:table-row>
          <table:table-cell table:style-name="Tabla5.A2" office:value-type="string">
            <text:p text:style-name="P1">$HOME</text:p>
          </table:table-cell>
          <table:table-cell table:style-name="Tabla5.B2" office:value-type="string">
            <text:p text:style-name="Standard"># directorio del usuario</text:p>
          </table:table-cell>
        </table:table-row>
        <table:table-row>
          <table:table-cell table:style-name="Tabla5.A2" office:value-type="string">
            <text:p text:style-name="P1">$PATH</text:p>
          </table:table-cell>
          <table:table-cell table:style-name="Tabla5.B2" office:value-type="string">
            <text:p text:style-name="Standard"># rutas búsqueda de comandos</text:p>
          </table:table-cell>
        </table:table-row>
        <table:table-row>
          <table:table-cell table:style-name="Tabla5.A2" office:value-type="string">
            <text:p text:style-name="P1">$LANG</text:p>
          </table:table-cell>
          <table:table-cell table:style-name="Tabla5.B2" office:value-type="string">
            <text:p text:style-name="Standard"># idioma para los mensajes</text:p>
          </table:table-cell>
        </table:table-row>
        <table:table-row>
          <table:table-cell table:style-name="Tabla5.A2" office:value-type="string">
            <text:p text:style-name="P1">$FUNCNAME</text:p>
          </table:table-cell>
          <table:table-cell table:style-name="Tabla5.B2" office:value-type="string">
            <text:p text:style-name="Standard"># nombre función en ejecución</text:p>
          </table:table-cell>
        </table:table-row>
        <table:table-row>
          <table:table-cell table:style-name="Tabla5.A2" office:value-type="string">
            <text:p text:style-name="P1">$LINENO</text:p>
          </table:table-cell>
          <table:table-cell table:style-name="Tabla5.B2" office:value-type="string">
            <text:p text:style-name="Standard"># número de línea actual (del script)</text:p>
          </table:table-cell>
        </table:table-row>
        <table:table-row>
          <table:table-cell table:style-name="Tabla5.A2" office:value-type="string">
            <text:p text:style-name="P1">$RANDOM</text:p>
          </table:table-cell>
          <table:table-cell table:style-name="Tabla5.B2" office:value-type="string">
            <text:p text:style-name="Standard"># número <text:span text:style-name="T7">aleatorio</text:span></text:p>
          </table:table-cell>
        </table:table-row>
      </table:table>
      <text:h text:style-name="Heading_20_3" text:outline-level="3">variables especiales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$0</text:p>
          </table:table-cell>
          <table:table-cell table:style-name="Tabla6.B1" office:value-type="string">
            <text:p text:style-name="Standard"># nombre del script</text:p>
          </table:table-cell>
        </table:table-row>
        <table:table-row>
          <table:table-cell table:style-name="Tabla6.A2" office:value-type="string">
            <text:p text:style-name="P1">${N}</text:p>
          </table:table-cell>
          <table:table-cell table:style-name="Tabla6.B2" office:value-type="string">
            <text:p text:style-name="Standard"># parámetro N</text:p>
          </table:table-cell>
        </table:table-row>
        <table:table-row>
          <table:table-cell table:style-name="Tabla6.A2" office:value-type="string">
            <text:p text:style-name="P1">$$</text:p>
          </table:table-cell>
          <table:table-cell table:style-name="Tabla6.B2" office:value-type="string">
            <text:p text:style-name="Standard"># identificador del proceso actual</text:p>
          </table:table-cell>
        </table:table-row>
        <table:table-row>
          <table:table-cell table:style-name="Tabla6.A2" office:value-type="string">
            <text:p text:style-name="P1">$!</text:p>
          </table:table-cell>
          <table:table-cell table:style-name="Tabla6.B2" office:value-type="string">
            <text:p text:style-name="Standard"># identificador del último proceso</text:p>
          </table:table-cell>
        </table:table-row>
        <table:table-row>
          <table:table-cell table:style-name="Tabla6.A2" office:value-type="string">
            <text:p text:style-name="P12">$<text:span text:style-name="T10">@ (como array) ó $* (como string)</text:span></text:p>
          </table:table-cell>
          <table:table-cell table:style-name="Tabla6.B2" office:value-type="string">
            <text:p text:style-name="Standard"># todos los parámetros recibidos</text:p>
          </table:table-cell>
        </table:table-row>
        <table:table-row>
          <table:table-cell table:style-name="Tabla6.A2" office:value-type="string">
            <text:p text:style-name="P1">$#</text:p>
          </table:table-cell>
          <table:table-cell table:style-name="Tabla6.B2" office:value-type="string">
            <text:p text:style-name="Standard"># número de parámetros recibidos </text:p>
          </table:table-cell>
        </table:table-row>
        <table:table-row>
          <table:table-cell table:style-name="Tabla6.A2" office:value-type="string">
            <text:p text:style-name="P1">$?<text:span text:style-name="T5"> # (0=normal, &gt;0=error)</text:span></text:p>
          </table:table-cell>
          <table:table-cell table:style-name="Tabla6.B2" office:value-type="string">
            <text:p text:style-name="Standard"># código de retorno del último comando</text:p>
          </table:table-cell>
        </table:table-row>
        <table:table-row>
          <table:table-cell table:style-name="Tabla6.A2" office:value-type="string">
            <text:p text:style-name="P1">shift</text:p>
          </table:table-cell>
          <table:table-cell table:style-name="Tabla6.B2" office:value-type="string">
            <text:p text:style-name="Standard"># $1=$2, $2=$3, ... ${N-1}=${N}</text:p>
          </table:table-cell>
        </table:table-row>
      </table:table>
      <text:h text:style-name="Heading_20_2" text:outline-level="2">Arrays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Standard"><text:span text:style-name="T3">declare –a</text:span> <text:span text:style-name="T5">ARRAY</text:span></text:p>
          </table:table-cell>
          <table:table-cell table:style-name="Tabla7.B1" office:value-type="string">
            <text:p text:style-name="Standard"># declaración array</text:p>
          </table:table-cell>
        </table:table-row>
        <table:table-row>
          <table:table-cell table:style-name="Tabla7.A2" office:value-type="string">
            <text:p text:style-name="Standard"><text:span text:style-name="T5">ARRAY</text:span><text:span text:style-name="T3">=(</text:span>valor1 ... valorN<text:span text:style-name="T3">)</text:span></text:p>
          </table:table-cell>
          <table:table-cell table:style-name="Tabla7.B2" office:value-type="string">
            <text:p text:style-name="Standard"># asignación compuesta</text:p>
          </table:table-cell>
        </table:table-row>
        <table:table-row>
          <table:table-cell table:style-name="Tabla7.A2" office:value-type="string">
            <text:p text:style-name="Standard"><text:span text:style-name="T5">ARRAY</text:span><text:span text:style-name="T3">[N]=</text:span>valorN</text:p>
          </table:table-cell>
          <table:table-cell table:style-name="Tabla7.B2" office:value-type="string">
            <text:p text:style-name="Standard"># asignación simple</text:p>
          </table:table-cell>
        </table:table-row>
        <table:table-row>
          <table:table-cell table:style-name="Tabla7.A2" office:value-type="string">
            <text:p text:style-name="Standard"><text:span text:style-name="T5">ARRAY</text:span><text:span text:style-name="T3">=([N]=</text:span>valorN valorM <text:span text:style-name="T3">[P]=</text:span>valorP<text:span text:style-name="T3">)</text:span></text:p>
          </table:table-cell>
          <table:table-cell table:style-name="Tabla7.B2" office:value-type="string">
            <text:p text:style-name="Standard"># asigna celdas N, M y P</text:p>
          </table:table-cell>
        </table:table-row>
        <table:table-row>
          <table:table-cell table:style-name="Tabla7.A2" office:value-type="string">
            <text:p text:style-name="P1">${<text:span text:style-name="T5">ARRAY</text:span>[N]}</text:p>
          </table:table-cell>
          <table:table-cell table:style-name="Tabla7.B2" office:value-type="string">
            <text:p text:style-name="Standard"># valor celda N</text:p>
          </table:table-cell>
        </table:table-row>
        <table:table-row>
          <table:table-cell table:style-name="Tabla7.A2" office:value-type="string">
            <text:p text:style-name="P1">${<text:span text:style-name="T5">ARRAY</text:span>[*]}</text:p>
          </table:table-cell>
          <table:table-cell table:style-name="Tabla7.B2" office:value-type="string">
            <text:p text:style-name="Standard"># todos los valores</text:p>
          </table:table-cell>
        </table:table-row>
      </table:table>
      <text:h text:style-name="Heading_20_2" text:outline-level="2"><text:soft-page-break/>Operadores</text:h>
      <text:h text:style-name="Heading_20_3" text:outline-level="3">operadores aritméticos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+</text:p>
          </table:table-cell>
          <table:table-cell table:style-name="Tabla8.B1" office:value-type="string">
            <text:p text:style-name="Standard"># suma</text:p>
          </table:table-cell>
        </table:table-row>
        <table:table-row>
          <table:table-cell table:style-name="Tabla8.A2" office:value-type="string">
            <text:p text:style-name="P1">-</text:p>
          </table:table-cell>
          <table:table-cell table:style-name="Tabla8.B2" office:value-type="string">
            <text:p text:style-name="Standard"># resta</text:p>
          </table:table-cell>
        </table:table-row>
        <table:table-row>
          <table:table-cell table:style-name="Tabla8.A2" office:value-type="string">
            <text:p text:style-name="P1">*</text:p>
          </table:table-cell>
          <table:table-cell table:style-name="Tabla8.B2" office:value-type="string">
            <text:p text:style-name="Standard"># multiplicación</text:p>
          </table:table-cell>
        </table:table-row>
        <table:table-row>
          <table:table-cell table:style-name="Tabla8.A2" office:value-type="string">
            <text:p text:style-name="P1">/</text:p>
          </table:table-cell>
          <table:table-cell table:style-name="Tabla8.B2" office:value-type="string">
            <text:p text:style-name="Standard"># división</text:p>
          </table:table-cell>
        </table:table-row>
        <table:table-row>
          <table:table-cell table:style-name="Tabla8.A2" office:value-type="string">
            <text:p text:style-name="P1">%</text:p>
          </table:table-cell>
          <table:table-cell table:style-name="Tabla8.B2" office:value-type="string">
            <text:p text:style-name="Standard"># resto</text:p>
          </table:table-cell>
        </table:table-row>
        <table:table-row>
          <table:table-cell table:style-name="Tabla8.A2" office:value-type="string">
            <text:p text:style-name="P1">++</text:p>
          </table:table-cell>
          <table:table-cell table:style-name="Tabla8.B2" office:value-type="string">
            <text:p text:style-name="Standard"># incremento</text:p>
          </table:table-cell>
        </table:table-row>
        <table:table-row>
          <table:table-cell table:style-name="Tabla8.A2" office:value-type="string">
            <text:p text:style-name="P1">--</text:p>
          </table:table-cell>
          <table:table-cell table:style-name="Tabla8.B2" office:value-type="string">
            <text:p text:style-name="Standard"># decremento</text:p>
          </table:table-cell>
        </table:table-row>
      </table:table>
      <text:h text:style-name="Heading_20_3" text:outline-level="3">operadores comparaciones numéricas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Standard">numero1 <text:span text:style-name="T3">–eq</text:span> numero2</text:p>
          </table:table-cell>
          <table:table-cell table:style-name="Tabla9.B1" office:value-type="string">
            <text:p text:style-name="Standard"># numero1 igual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ne</text:span> numero2</text:p>
          </table:table-cell>
          <table:table-cell table:style-name="Tabla9.B2" office:value-type="string">
            <text:p text:style-name="Standard"># numero1 distinto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lt</text:span> numero2</text:p>
          </table:table-cell>
          <table:table-cell table:style-name="Tabla9.B2" office:value-type="string">
            <text:p text:style-name="Standard"># numero1 menor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le</text:span> numero2</text:p>
          </table:table-cell>
          <table:table-cell table:style-name="Tabla9.B2" office:value-type="string">
            <text:p text:style-name="Standard"># numero1 menor o igual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gt</text:span> numero2</text:p>
          </table:table-cell>
          <table:table-cell table:style-name="Tabla9.B2" office:value-type="string">
            <text:p text:style-name="Standard"># numero1 mayor que numero2</text:p>
          </table:table-cell>
        </table:table-row>
        <table:table-row>
          <table:table-cell table:style-name="Tabla9.A2" office:value-type="string">
            <text:p text:style-name="Standard">numero1 <text:span text:style-name="T3">–ge</text:span> numero2</text:p>
          </table:table-cell>
          <table:table-cell table:style-name="Tabla9.B2" office:value-type="string">
            <text:p text:style-name="Standard"># numero1 mayor o igual que numero2</text:p>
          </table:table-cell>
        </table:table-row>
      </table:table>
      <text:h text:style-name="Heading_20_3" text:outline-level="3">operadores lógicos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">!</text:p>
          </table:table-cell>
          <table:table-cell table:style-name="Tabla10.B1" office:value-type="string">
            <text:p text:style-name="Standard"># NOT</text:p>
          </table:table-cell>
        </table:table-row>
        <table:table-row>
          <table:table-cell table:style-name="Tabla10.A2" office:value-type="string">
            <text:p text:style-name="P1">&amp;&amp; , -a</text:p>
          </table:table-cell>
          <table:table-cell table:style-name="Tabla10.B2" office:value-type="string">
            <text:p text:style-name="Standard"># AND</text:p>
          </table:table-cell>
        </table:table-row>
        <table:table-row>
          <table:table-cell table:style-name="Tabla10.A2" office:value-type="string">
            <text:p text:style-name="P1">|| , -o</text:p>
          </table:table-cell>
          <table:table-cell table:style-name="Tabla10.B2" office:value-type="string">
            <text:p text:style-name="Standard"># OR</text:p>
          </table:table-cell>
        </table:table-row>
      </table:table>
      <text:h text:style-name="Heading_20_3" text:outline-level="3">operadores de ficheros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Standard"><text:span text:style-name="T3">-e</text:span> fichero</text:p>
          </table:table-cell>
          <table:table-cell table:style-name="Tabla12.B1" office:value-type="string">
            <text:p text:style-name="Standard"># existe</text:p>
          </table:table-cell>
        </table:table-row>
        <table:table-row>
          <table:table-cell table:style-name="Tabla12.A2" office:value-type="string">
            <text:p text:style-name="Standard"><text:span text:style-name="T3">-s</text:span> fichero</text:p>
          </table:table-cell>
          <table:table-cell table:style-name="Tabla12.B2" office:value-type="string">
            <text:p text:style-name="Standard"># no está vacío</text:p>
          </table:table-cell>
        </table:table-row>
        <table:table-row>
          <table:table-cell table:style-name="Tabla12.A2" office:value-type="string">
            <text:p text:style-name="Standard"><text:span text:style-name="T3">-f</text:span> fichero</text:p>
          </table:table-cell>
          <table:table-cell table:style-name="Tabla12.B2" office:value-type="string">
            <text:p text:style-name="Standard"># normal</text:p>
          </table:table-cell>
        </table:table-row>
        <table:table-row>
          <table:table-cell table:style-name="Tabla12.A2" office:value-type="string">
            <text:p text:style-name="Standard"><text:span text:style-name="T3">-d</text:span> fichero </text:p>
          </table:table-cell>
          <table:table-cell table:style-name="Tabla12.B2" office:value-type="string">
            <text:p text:style-name="Standard"># directorio</text:p>
          </table:table-cell>
        </table:table-row>
        <table:table-row>
          <table:table-cell table:style-name="Tabla12.A2" office:value-type="string">
            <text:p text:style-name="Standard"><text:span text:style-name="T3">-h</text:span> fichero </text:p>
          </table:table-cell>
          <table:table-cell table:style-name="Tabla12.B2" office:value-type="string">
            <text:p text:style-name="Standard"># enlace simbólico</text:p>
          </table:table-cell>
        </table:table-row>
        <table:table-row>
          <table:table-cell table:style-name="Tabla12.A2" office:value-type="string">
            <text:p text:style-name="Standard"><text:span text:style-name="T3">-r</text:span> fichero </text:p>
          </table:table-cell>
          <table:table-cell table:style-name="Tabla12.B2" office:value-type="string">
            <text:p text:style-name="Standard"># permiso de lectura</text:p>
          </table:table-cell>
        </table:table-row>
        <table:table-row>
          <table:table-cell table:style-name="Tabla12.A2" office:value-type="string">
            <text:p text:style-name="Standard"><text:span text:style-name="T3">-w</text:span> fichero</text:p>
          </table:table-cell>
          <table:table-cell table:style-name="Tabla12.B2" office:value-type="string">
            <text:p text:style-name="Standard"># permiso de escritura</text:p>
          </table:table-cell>
        </table:table-row>
        <table:table-row>
          <table:table-cell table:style-name="Tabla12.A2" office:value-type="string">
            <text:p text:style-name="Standard"><text:span text:style-name="T3">-x</text:span> fichero</text:p>
          </table:table-cell>
          <table:table-cell table:style-name="Tabla12.B2" office:value-type="string">
            <text:p text:style-name="Standard"># permiso de ejecución</text:p>
          </table:table-cell>
        </table:table-row>
        <table:table-row>
          <table:table-cell table:style-name="Tabla12.A2" office:value-type="string">
            <text:p text:style-name="Standard"><text:span text:style-name="T3">-O</text:span> fichero</text:p>
          </table:table-cell>
          <table:table-cell table:style-name="Tabla12.B2" office:value-type="string">
            <text:p text:style-name="Standard"># propietario </text:p>
          </table:table-cell>
        </table:table-row>
        <table:table-row>
          <table:table-cell table:style-name="Tabla12.A2" office:value-type="string">
            <text:p text:style-name="Standard"><text:span text:style-name="T3">-G</text:span> fichero</text:p>
          </table:table-cell>
          <table:table-cell table:style-name="Tabla12.B2" office:value-type="string">
            <text:p text:style-name="Standard"># pertenece al grupo</text:p>
          </table:table-cell>
        </table:table-row>
        <table:table-row>
          <table:table-cell table:style-name="Tabla12.A2" office:value-type="string">
            <text:p text:style-name="Standard">f1 <text:span text:style-name="T3">-ef</text:span> f2 </text:p>
          </table:table-cell>
          <table:table-cell table:style-name="Tabla12.B2" office:value-type="string">
            <text:p text:style-name="Standard"># f1 y f2 enlaces mismo archivo</text:p>
          </table:table-cell>
        </table:table-row>
        <table:table-row>
          <table:table-cell table:style-name="Tabla12.A2" office:value-type="string">
            <text:p text:style-name="Standard">f1 <text:span text:style-name="T3">-nt</text:span> f2</text:p>
          </table:table-cell>
          <table:table-cell table:style-name="Tabla12.B2" office:value-type="string">
            <text:p text:style-name="Standard"># f1 más nuevo que f2 </text:p>
          </table:table-cell>
        </table:table-row>
        <table:table-row>
          <table:table-cell table:style-name="Tabla12.A2" office:value-type="string">
            <text:p text:style-name="Standard">f1 <text:span text:style-name="T3">-ot</text:span> f2</text:p>
          </table:table-cell>
          <table:table-cell table:style-name="Tabla12.B2" office:value-type="string">
            <text:p text:style-name="Standard"># f1 más antiguo que f2</text:p>
          </table:table-cell>
        </table:table-row>
      </table:table>
      <text:h text:style-name="Heading_20_3" text:outline-level="3">operadores de cadenas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Standard"><text:span text:style-name="T3">-n</text:span> cadena</text:p>
          </table:table-cell>
          <table:table-cell table:style-name="Tabla11.B1" office:value-type="string">
            <text:p text:style-name="Standard"># no vacía</text:p>
          </table:table-cell>
        </table:table-row>
        <table:table-row>
          <table:table-cell table:style-name="Tabla11.A2" office:value-type="string">
            <text:p text:style-name="Standard"><text:span text:style-name="T3">-z</text:span> cadena </text:p>
          </table:table-cell>
          <table:table-cell table:style-name="Tabla11.B2" office:value-type="string">
            <text:p text:style-name="Standard"># vacía</text:p>
          </table:table-cell>
        </table:table-row>
        <table:table-row>
          <table:table-cell table:style-name="Tabla11.A2" office:value-type="string">
            <text:p text:style-name="Standard">cadena1 <text:span text:style-name="T3">=</text:span> cadena2</text:p>
          </table:table-cell>
          <table:table-cell table:style-name="Tabla11.B2" office:value-type="string">
            <text:p text:style-name="Standard"># cadena1 igual a cadena2</text:p>
          </table:table-cell>
        </table:table-row>
        <table:table-row>
          <table:table-cell table:style-name="Tabla11.A2" office:value-type="string">
            <text:p text:style-name="Standard">cadena1 <text:span text:style-name="T3">==</text:span> cadena2</text:p>
          </table:table-cell>
          <table:table-cell table:style-name="Tabla11.B2" office:value-type="string">
            <text:p text:style-name="Standard"># cadena1 igual a cadena2</text:p>
          </table:table-cell>
        </table:table-row>
        <table:table-row>
          <table:table-cell table:style-name="Tabla11.A2" office:value-type="string">
            <text:p text:style-name="Standard">cadena1 <text:span text:style-name="T3">!=</text:span> cadena2</text:p>
          </table:table-cell>
          <table:table-cell table:style-name="Tabla11.B2" office:value-type="string">
            <text:p text:style-name="Standard"># cadena1 distinta a cadena2</text:p>
          </table:table-cell>
        </table:table-row>
      </table:table>
      <text:p text:style-name="P8"/>
      <text:h text:style-name="P15" text:outline-level="2">Entrecomillado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#! <text:span text:style-name="T5">RUTA</text:span></text:p>
          </table:table-cell>
          <table:table-cell table:style-name="Tabla13.B1" office:value-type="string">
            <text:p text:style-name="Standard"># ruta al interprete (/bin/bash)</text:p>
          </table:table-cell>
        </table:table-row>
        <table:table-row>
          <table:table-cell table:style-name="Tabla13.A2" office:value-type="string">
            <text:p text:style-name="P1">\<text:span text:style-name="T5">carácter</text:span></text:p>
          </table:table-cell>
          <table:table-cell table:style-name="Tabla13.B2" office:value-type="string">
            <text:p text:style-name="Standard"># valor literal del carácter</text:p>
          </table:table-cell>
        </table:table-row>
        <table:table-row>
          <table:table-cell table:style-name="Tabla13.A2" office:value-type="string">
            <text:p text:style-name="P1"><text:span text:style-name="T5">linea1</text:span> \ <text:span text:style-name="T5">linea2</text:span></text:p>
          </table:table-cell>
          <table:table-cell table:style-name="Tabla13.B2" office:value-type="string">
            <text:p text:style-name="Standard"># para escribir en varias lineas</text:p>
          </table:table-cell>
        </table:table-row>
        <table:table-row>
          <table:table-cell table:style-name="Tabla13.A2" office:value-type="string">
            <text:p text:style-name="P1">'<text:span text:style-name="T5">cadena</text:span>'</text:p>
          </table:table-cell>
          <table:table-cell table:style-name="Tabla13.B2" office:value-type="string">
            <text:p text:style-name="Standard"># valor literal cadena</text:p>
          </table:table-cell>
        </table:table-row>
        <table:table-row>
          <table:table-cell table:style-name="Tabla13.A2" office:value-type="string">
            <text:p text:style-name="P1">“<text:span text:style-name="T5">cadena</text:span>”</text:p>
          </table:table-cell>
          <table:table-cell table:style-name="Tabla13.B2" office:value-type="string">
            <text:p text:style-name="Standard"># valor literal cadena, excepto $ ' \</text:p>
          </table:table-cell>
        </table:table-row>
      </table:table>
      <text:h text:style-name="Heading_20_2" text:outline-level="2">Expansión</text:h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[<text:span text:style-name="T5">prefijo</text:span>]{<text:span text:style-name="T5">cad1</text:span>,[,...],<text:span text:style-name="T5">cadN</text:span>}[<text:span text:style-name="T5">sufijo</text:span>]</text:p>
          </table:table-cell>
          <table:table-cell table:style-name="Tabla15.B1" office:value-type="string">
            <text:p text:style-name="Standard"># = precad1suf ... precadNsuf</text:p>
          </table:table-cell>
        </table:table-row>
        <table:table-row>
          <table:table-cell table:style-name="Tabla15.A2" office:value-type="string">
            <text:p text:style-name="P1">${<text:span text:style-name="T5">VARIABLE</text:span>:-<text:span text:style-name="T5">valor</text:span>}</text:p>
          </table:table-cell>
          <table:table-cell table:style-name="Tabla15.B2" office:value-type="string">
            <text:p text:style-name="Standard"># si VARIABLE nula, retorna valor</text:p>
          </table:table-cell>
        </table:table-row>
        <table:table-row>
          <table:table-cell table:style-name="Tabla15.A2" office:value-type="string">
            <text:p text:style-name="P1">${<text:span text:style-name="T5">VARIABLE</text:span>:=<text:span text:style-name="T5">valor</text:span>}</text:p>
          </table:table-cell>
          <table:table-cell table:style-name="Tabla15.B2" office:value-type="string">
            <text:p text:style-name="Standard"># si VARIABLE nula, asigna valor</text:p>
          </table:table-cell>
        </table:table-row>
        <table:table-row>
          <table:table-cell table:style-name="Tabla15.A2" office:value-type="string">
            <text:p text:style-name="P1">${<text:span text:style-name="T5">VARIABLE</text:span>:?<text:span text:style-name="T5">mensaje</text:span>}</text:p>
          </table:table-cell>
          <table:table-cell table:style-name="Tabla15.B2" office:value-type="string">
            <text:p text:style-name="Standard"># si VARIABLE nula, mensaje error y fin</text:p>
          </table:table-cell>
        </table:table-row>
        <table:table-row>
          <table:table-cell table:style-name="Tabla15.A2" office:value-type="string">
            <text:p text:style-name="P1">${<text:span text:style-name="T5">VARIABLE</text:span>:<text:span text:style-name="T5">inicio</text:span>} </text:p>
          </table:table-cell>
          <table:table-cell table:style-name="Tabla15.B2" office:value-type="string">
            <text:p text:style-name="Standard"># recorta desde inicio hasta el final </text:p>
          </table:table-cell>
        </table:table-row>
        <table:table-row>
          <table:table-cell table:style-name="Tabla15.A2" office:value-type="string">
            <text:p text:style-name="P1">${<text:span text:style-name="T5">VARIABLE</text:span>:<text:span text:style-name="T5">inicio</text:span>:<text:span text:style-name="T5">longitud</text:span>} </text:p>
          </table:table-cell>
          <table:table-cell table:style-name="Tabla15.B2" office:value-type="string">
            <text:p text:style-name="Standard"># recorta desde inicio hasta longitud</text:p>
          </table:table-cell>
        </table:table-row>
        <table:table-row>
          <table:table-cell table:style-name="Tabla15.A2" office:value-type="string">
            <text:p text:style-name="P1">${!<text:span text:style-name="T5">prefijo</text:span>*} </text:p>
          </table:table-cell>
          <table:table-cell table:style-name="Tabla15.B2" office:value-type="string">
            <text:p text:style-name="Standard"># nombres de variables con prefijo</text:p>
          </table:table-cell>
        </table:table-row>
        <table:table-row>
          <table:table-cell table:style-name="Tabla15.A2" office:value-type="string">
            <text:p text:style-name="P1">${#<text:span text:style-name="T5">VARIABLE</text:span>} </text:p>
          </table:table-cell>
          <table:table-cell table:style-name="Tabla15.B2" office:value-type="string">
            <text:p text:style-name="Standard"># número de caracteres de VARIABLE</text:p>
          </table:table-cell>
        </table:table-row>
        <table:table-row>
          <table:table-cell table:style-name="Tabla15.A2" office:value-type="string">
            <text:p text:style-name="P1">${<text:span text:style-name="T8">#</text:span><text:span text:style-name="T5">ARRAY</text:span>[*]} </text:p>
          </table:table-cell>
          <table:table-cell table:style-name="Tabla15.B2" office:value-type="string">
            <text:p text:style-name="Standard"># elementos de ARRAY</text:p>
          </table:table-cell>
        </table:table-row>
        <table:table-row>
          <table:table-cell table:style-name="Tabla15.A2" office:value-type="string">
            <text:p text:style-name="P1">${<text:span text:style-name="T5">VARIABLE</text:span>#<text:span text:style-name="T5">patrón</text:span>}</text:p>
          </table:table-cell>
          <table:table-cell table:style-name="Tabla15.B2" office:value-type="string">
            <text:p text:style-name="Standard"># elimina mínimo patrón desde inicio</text:p>
          </table:table-cell>
        </table:table-row>
        <table:table-row>
          <table:table-cell table:style-name="Tabla15.A2" office:value-type="string">
            <text:p text:style-name="P1">${<text:span text:style-name="T5">VARIABLE</text:span>##<text:span text:style-name="T5">patrón</text:span>}</text:p>
          </table:table-cell>
          <table:table-cell table:style-name="Tabla15.B2" office:value-type="string">
            <text:p text:style-name="Standard"># elimina máximo patrón desde inicio </text:p>
          </table:table-cell>
        </table:table-row>
        <table:table-row>
          <table:table-cell table:style-name="Tabla15.A2" office:value-type="string">
            <text:p text:style-name="P1">${<text:span text:style-name="T5">VARIABLE</text:span>%<text:span text:style-name="T5">patrón</text:span>}</text:p>
          </table:table-cell>
          <table:table-cell table:style-name="Tabla15.B2" office:value-type="string">
            <text:p text:style-name="Standard"># elimina mínimo patrón desde fin</text:p>
          </table:table-cell>
        </table:table-row>
        <table:table-row>
          <table:table-cell table:style-name="Tabla15.A2" office:value-type="string">
            <text:p text:style-name="P1">${<text:span text:style-name="T5">VARIABLE</text:span>%%<text:span text:style-name="T5">patrón</text:span>}</text:p>
          </table:table-cell>
          <table:table-cell table:style-name="Tabla15.B2" office:value-type="string">
            <text:p text:style-name="Standard"># elimina máximo patrón desde fin</text:p>
          </table:table-cell>
        </table:table-row>
        <table:table-row>
          <table:table-cell table:style-name="Tabla15.A2" office:value-type="string">
            <text:p text:style-name="P1">${<text:span text:style-name="T5">VARIABLE</text:span>/<text:span text:style-name="T5">patrón</text:span>/<text:span text:style-name="T5">reemplazo</text:span>}</text:p>
          </table:table-cell>
          <table:table-cell table:style-name="Tabla15.B2" office:value-type="string">
            <text:p text:style-name="Standard"># reemplaza primera coincidencia </text:p>
          </table:table-cell>
        </table:table-row>
        <table:table-row>
          <table:table-cell table:style-name="Tabla15.A2" office:value-type="string">
            <text:p text:style-name="P1">${<text:span text:style-name="T5">VARIABLE</text:span>//<text:span text:style-name="T5">patrón</text:span>/<text:span text:style-name="T5">reemplazo</text:span>}</text:p>
          </table:table-cell>
          <table:table-cell table:style-name="Tabla15.B2" office:value-type="string">
            <text:p text:style-name="Standard"># reemplaza todas las coincidencias</text:p>
          </table:table-cell>
        </table:table-row>
        <table:table-row>
          <table:table-cell table:style-name="Tabla15.A2" office:value-type="string">
            <text:p text:style-name="P1">$((<text:span text:style-name="T5">expresión</text:span>))</text:p>
          </table:table-cell>
          <table:table-cell table:style-name="Tabla15.B2" office:value-type="string">
            <text:p text:style-name="Standard"># sustituye expresión por su valor</text:p>
          </table:table-cell>
        </table:table-row>
        <table:table-row>
          <table:table-cell table:style-name="Tabla15.A2" office:value-type="string">
            <text:p text:style-name="P1">$[<text:span text:style-name="T5">expresión</text:span>]</text:p>
          </table:table-cell>
          <table:table-cell table:style-name="Tabla15.B2" office:value-type="string">
            <text:p text:style-name="Standard"># sustituye expresión por su valor</text:p>
          </table:table-cell>
        </table:table-row>
      </table:table>
      <text:h text:style-name="Heading_20_2" text:outline-level="2">Ejecución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./<text:span text:style-name="T5">comando</text:span></text:p>
          </table:table-cell>
          <table:table-cell table:style-name="Tabla1.B1" office:value-type="string">
            <text:p text:style-name="Standard"># ejecuta desde directorio actual</text:p>
          </table:table-cell>
        </table:table-row>
        <table:table-row>
          <table:table-cell table:style-name="Tabla1.A2" office:value-type="string">
            <text:p text:style-name="P1">$RUTA/<text:span text:style-name="T5">comando</text:span></text:p>
          </table:table-cell>
          <table:table-cell table:style-name="Tabla1.B2" office:value-type="string">
            <text:p text:style-name="Standard"># ejecuta desde cualquier sitio</text:p>
          </table:table-cell>
        </table:table-row>
        <table:table-row>
          <table:table-cell table:style-name="Tabla1.A2" office:value-type="string">
            <text:p text:style-name="P3">comando</text:p>
          </table:table-cell>
          <table:table-cell table:style-name="Tabla1.B2" office:value-type="string">
            <text:p text:style-name="Standard"># ejecuta si está en el $PATH</text:p>
          </table:table-cell>
        </table:table-row>
        <table:table-row>
          <table:table-cell table:style-name="Tabla1.A2" office:value-type="string">
            <text:p text:style-name="P1">. <text:span text:style-name="T5">script</text:span></text:p>
          </table:table-cell>
          <table:table-cell table:style-name="Tabla1.B2" office:value-type="string">
            <text:p text:style-name="Standard"># ejecuta exportando variables</text:p>
          </table:table-cell>
        </table:table-row>
        <table:table-row>
          <table:table-cell table:style-name="Tabla1.A2" office:value-type="string">
            <text:p text:style-name="P1">$(<text:span text:style-name="T5">comando</text:span> <text:span text:style-name="T5">param1</text:span> ... <text:span text:style-name="T5">paramN</text:span>)</text:p>
          </table:table-cell>
          <table:table-cell table:style-name="Tabla1.B2" office:value-type="string">
            <text:p text:style-name="Standard"># ejecuta de forma literal</text:p>
          </table:table-cell>
        </table:table-row>
        <table:table-row>
          <table:table-cell table:style-name="Tabla1.A2" office:value-type="string">
            <text:p text:style-name="P1">`<text:span text:style-name="T5">comando</text:span> <text:span text:style-name="T5">param1</text:span> ... <text:span text:style-name="T5">paramN</text:span>`</text:p>
          </table:table-cell>
          <table:table-cell table:style-name="Tabla1.B2" office:value-type="string">
            <text:p text:style-name="Standard"># ejecuta sustituyendo variables</text:p>
          </table:table-cell>
        </table:table-row>
        <table:table-row>
          <table:table-cell table:style-name="Tabla1.A2" office:value-type="string">
            <text:p text:style-name="P1"><text:span text:style-name="T5">comando</text:span> &amp;</text:p>
          </table:table-cell>
          <table:table-cell table:style-name="Tabla1.B2" office:value-type="string">
            <text:p text:style-name="Standard"># ejecuta en segundo plano</text:p>
          </table:table-cell>
        </table:table-row>
        <table:table-row>
          <table:table-cell table:style-name="Tabla1.A2" office:value-type="string">
            <text:p text:style-name="P1"><text:span text:style-name="T5">c1</text:span> | <text:span text:style-name="T5">c2</text:span></text:p>
          </table:table-cell>
          <table:table-cell table:style-name="Tabla1.B2" office:value-type="string">
            <text:p text:style-name="Standard"># redirige salida c1 a entrada c2</text:p>
          </table:table-cell>
        </table:table-row>
        <table:table-row>
          <table:table-cell table:style-name="Tabla1.A2" office:value-type="string">
            <text:p text:style-name="P1"><text:span text:style-name="T5">c1</text:span> ; <text:span text:style-name="T5">c2</text:span></text:p>
          </table:table-cell>
          <table:table-cell table:style-name="Tabla1.B2" office:value-type="string">
            <text:p text:style-name="Standard"># ejecuta c1 y luego c2</text:p>
          </table:table-cell>
        </table:table-row>
        <table:table-row>
          <table:table-cell table:style-name="Tabla1.A2" office:value-type="string">
            <text:p text:style-name="P1"><text:span text:style-name="T5">c1</text:span> &amp;&amp; <text:span text:style-name="T5">c2</text:span></text:p>
          </table:table-cell>
          <table:table-cell table:style-name="Tabla1.B2" office:value-type="string">
            <text:p text:style-name="Standard"># ejecuta c2 si c1 termina sin errores</text:p>
          </table:table-cell>
        </table:table-row>
        <table:table-row>
          <table:table-cell table:style-name="Tabla1.A2" office:value-type="string">
            <text:p text:style-name="P1"><text:span text:style-name="T5">c1</text:span> || <text:span text:style-name="T5">c2</text:span></text:p>
          </table:table-cell>
          <table:table-cell table:style-name="Tabla1.B2" office:value-type="string">
            <text:p text:style-name="Standard"># ejecuta c2 si c1 termina con errores</text:p>
          </table:table-cell>
        </table:table-row>
      </table:table>
      <text:h text:style-name="P13" text:outline-level="2">Argumentos de Línea de comandos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4">while getopts "hs:" option ; do </text:p>
            <text:p text:style-name="P4"><text:s text:c="2"/>case "$option" in </text:p>
            <text:p text:style-name="P4"><text:s text:c="4"/>h) DO_HELP=1 ;; </text:p>
            <text:p text:style-name="P4"><text:s text:c="4"/>s) argument=$OPTARG ; DO_SEARCH=1 ;; </text:p>
            <text:p text:style-name="P4"><text:s text:c="4"/>*) echo "Invalid" ; return ;; </text:p>
            <text:p text:style-name="P4"><text:s text:c="2"/>esac </text:p>
            <text:p text:style-name="P4">done</text:p>
          </table:table-cell>
          <table:table-cell table:style-name="Tabla17.B1" office:value-type="string">
            <text:p text:style-name="P6"># <text:span text:style-name="T3">getops + </text:span><text:span text:style-name="T4">"</text:span><text:span text:style-name="T3">opciones disponibles</text:span><text:span text:style-name="T4">"</text:span></text:p>
            <text:p text:style-name="P6"># <text:s text:c="2"/>mientras haya argumentos</text:p>
            <text:p text:style-name="P6"># <text:s text:c="4"/>seleccionamos</text:p>
            <text:p text:style-name="P6"># <text:s text:c="6"/>-h sin opciones</text:p>
            <text:p text:style-name="P6"># <text:s text:c="6"/>-s con opciones en $OPTARG</text:p>
            <text:p text:style-name="P7"># <text:s text:c="7"/>* error</text:p>
          </table:table-cell>
        </table:table-row>
      </table:table>
      <text:h text:style-name="P14" text:outline-level="2"/>
      <text:h text:style-name="P15" text:outline-level="2">Estructuras de control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">if <text:span text:style-name="T5">expresión1</text:span>; then</text:p>
            <text:p text:style-name="P1"><text:s text:c="6"/><text:span text:style-name="T5">bloque1</text:span></text:p>
            <text:p text:style-name="P1">elif <text:span text:style-name="T5">expresión2</text:span>; then</text:p>
            <text:p text:style-name="P1"><text:s text:c="6"/><text:span text:style-name="T5">bloque2</text:span></text:p>
            <text:p text:style-name="P1">else</text:p>
            <text:p text:style-name="P1"><text:s text:c="6"/><text:span text:style-name="T5">bloque3</text:span></text:p>
            <text:p text:style-name="P1">fi</text:p>
          </table:table-cell>
          <table:table-cell table:style-name="Tabla14.B1" office:value-type="string">
            <text:p text:style-name="Standard"># <text:span text:style-name="T3">condicional</text:span></text:p>
            <text:p text:style-name="Standard"># <text:s text:c="2"/>si expresión1 entonces</text:p>
            <text:p text:style-name="Standard"># <text:s text:c="5"/>bloque1</text:p>
            <text:p text:style-name="Standard"># <text:s text:c="2"/>sino y expresión2 entonces</text:p>
            <text:p text:style-name="Standard"># <text:s text:c="5"/>bloque2</text:p>
            <text:p text:style-name="Standard"># <text:s text:c="2"/>si ninguna entonces</text:p>
            <text:p text:style-name="Standard"># <text:s text:c="5"/>bloque2</text:p>
          </table:table-cell>
        </table:table-row>
        <table:table-row>
          <table:table-cell table:style-name="Tabla14.A2" office:value-type="string">
            <text:p text:style-name="P5">case <text:span text:style-name="T5">VARIABLE</text:span> in</text:p>
            <text:p text:style-name="P5"><text:s text:c="6"/><text:span text:style-name="T5">patrón11</text:span>|...|<text:span text:style-name="T5">patrón1N</text:span>)</text:p>
            <text:p text:style-name="P5"><text:s text:c="12"/><text:span text:style-name="T5">bloque1</text:span> ;;</text:p>
            <text:p text:style-name="P5"><text:s text:c="6"/><text:span text:style-name="T5">patrón21</text:span>|...|<text:span text:style-name="T5">patrón2N</text:span>)</text:p>
            <text:p text:style-name="P5"><text:s text:c="12"/><text:span text:style-name="T5">bloque2</text:span> ;;</text:p>
            <text:p text:style-name="P5"><text:s text:c="6"/>*)</text:p>
            <text:p text:style-name="P5"><text:s text:c="12"/><text:span text:style-name="T5">bloqueDefecto</text:span> ;;</text:p>
            <text:p text:style-name="P5">esac</text:p>
          </table:table-cell>
          <table:table-cell table:style-name="Tabla14.B2" office:value-type="string">
            <text:p text:style-name="Standard"># <text:span text:style-name="T3">selectiva</text:span></text:p>
            <text:p text:style-name="Standard"># <text:s text:c="2"/>si VARIABLE coincide con patrones1</text:p>
            <text:p text:style-name="Standard"># <text:s text:c="5"/>entonces bloque1</text:p>
            <text:p text:style-name="Standard"># <text:s text:c="2"/>si VARIABLE coincide con patrones2</text:p>
            <text:p text:style-name="Standard"># <text:s text:c="5"/>entonces bloque2</text:p>
            <text:p text:style-name="Standard"># <text:s text:c="2"/>si ninguna</text:p>
            <text:p text:style-name="Standard"># <text:s text:c="5"/>entonces bloqueDefecto</text:p>
            <text:p text:style-name="Standard"/>
          </table:table-cell>
        </table:table-row>
        <table:table-row>
          <table:table-cell table:style-name="Tabla14.A2" office:value-type="string">
            <text:p text:style-name="P1">for <text:span text:style-name="T5">VARIABLE</text:span> in <text:span text:style-name="T5">LISTA</text:span>; do</text:p>
            <text:p text:style-name="P1"><text:s text:c="6"/><text:span text:style-name="T5">bloque</text:span></text:p>
            <text:p text:style-name="P1">done</text:p>
          </table:table-cell>
          <table:table-cell table:style-name="Tabla14.B2" office:value-type="string">
            <text:p text:style-name="Standard"># <text:span text:style-name="T3">iterativa con lista</text:span></text:p>
            <text:p text:style-name="Standard"># <text:s text:c="2"/>ejecuta bloque sustituyendo</text:p>
            <text:p text:style-name="Standard"># <text:s text:c="2"/>VARIABLE por cada elemento de LISTA</text:p>
          </table:table-cell>
        </table:table-row>
        <table:table-row>
          <table:table-cell table:style-name="Tabla14.A2" office:value-type="string">
            <text:p text:style-name="P1">for ((<text:span text:style-name="T5">expr1</text:span>; <text:span text:style-name="T5">expr2</text:span>; <text:span text:style-name="T5">expr3</text:span>; )); do</text:p>
            <text:p text:style-name="P1"><text:s text:c="6"/><text:span text:style-name="T5">bloque</text:span></text:p>
            <text:p text:style-name="P1">done</text:p>
          </table:table-cell>
          <table:table-cell table:style-name="Tabla14.B2" office:value-type="string">
            <text:p text:style-name="Standard"># <text:span text:style-name="T3">iterativa con contador</text:span> <text:s text:c="50"/># <text:s text:c="2"/>primero se evalúa exp1</text:p>
            <text:p text:style-name="Standard"># <text:s text:c="2"/>luego mientras exp2 sea cierta</text:p>
            <text:p text:style-name="Standard"># <text:s text:c="2"/>se ejecutan el bloque y expr3</text:p>
          </table:table-cell>
        </table:table-row>
        <table:table-row>
          <table:table-cell table:style-name="Tabla14.A2" office:value-type="string">
            <text:p text:style-name="P1">while <text:span text:style-name="T5">expresión</text:span>; do</text:p>
            <text:p text:style-name="P1"><text:s text:c="6"/><text:span text:style-name="T5">bloque</text:span></text:p>
            <text:p text:style-name="P1">done</text:p>
          </table:table-cell>
          <table:table-cell table:style-name="Tabla14.B2" office:value-type="string">
            <text:p text:style-name="Standard"># <text:span text:style-name="T3">bucle “mientras”</text:span></text:p>
            <text:p text:style-name="Standard"># <text:s text:c="2"/>se ejecuta bloque</text:p>
            <text:p text:style-name="Standard"># <text:s text:c="2"/>mientras expresión sea cierta</text:p>
          </table:table-cell>
        </table:table-row>
        <table:table-row>
          <table:table-cell table:style-name="Tabla14.A2" office:value-type="string">
            <text:p text:style-name="P1">until <text:span text:style-name="T5">expresion</text:span>; do</text:p>
            <text:p text:style-name="P1"><text:s text:c="6"/><text:span text:style-name="T5">expresion</text:span></text:p>
            <text:p text:style-name="P1">done</text:p>
          </table:table-cell>
          <table:table-cell table:style-name="Tabla14.B2" office:value-type="string">
            <text:p text:style-name="Standard"># <text:span text:style-name="T3">bucle “hasta”</text:span></text:p>
            <text:p text:style-name="Standard"># <text:s text:c="2"/>se ejecuta bloque</text:p>
            <text:p text:style-name="Standard"># <text:s text:c="2"/>hasta que expresión sea cierta</text:p>
          </table:table-cell>
        </table:table-row>
        <table:table-row>
          <table:table-cell table:style-name="Tabla14.A2" office:value-type="string">
            <text:p text:style-name="P1">[function] <text:span text:style-name="T5">expresion</text:span> () { </text:p>
            <text:p text:style-name="P1"><text:s text:c="3"/>... [ return [<text:span text:style-name="T5">valor</text:span>] ] ... </text:p>
            <text:p text:style-name="P1">} </text:p>
          </table:table-cell>
          <table:table-cell table:style-name="Tabla14.B2" office:value-type="string">
            <text:p text:style-name="Standard"># <text:span text:style-name="T3">función</text:span></text:p>
            <text:p text:style-name="Standard"># <text:s text:c="2"/>se invoca con</text:p>
            <text:p text:style-name="Standard"># <text:s text:c="2"/>nombreFunción [param1 ... paramN]</text:p>
          </table:table-cell>
        </table:table-row>
      </table:table>
      <text:h text:style-name="Heading_20_2" text:outline-level="2">Interactividad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">read [-p <text:span text:style-name="T5">cadena</text:span>] [<text:span text:style-name="T5">variable1</text:span> ...]</text:p>
          </table:table-cell>
          <table:table-cell table:style-name="Tabla16.B1" office:value-type="string">
            <text:p text:style-name="Standard"># <text:span text:style-name="T3">input</text:span></text:p>
            <text:p text:style-name="Standard"># <text:s text:c="2"/>lee teclado y asigna a variables</text:p>
            <text:p text:style-name="Standard"># <text:s text:c="2"/>puede mostrarse un mensaje antes</text:p>
            <text:p text:style-name="Standard"># <text:s text:c="2"/>si ninguna variable, REPLY = todo</text:p>
          </table:table-cell>
        </table:table-row>
        <table:table-row>
          <table:table-cell table:style-name="Tabla16.A2" office:value-type="string">
            <text:p text:style-name="Standard"><text:span text:style-name="T3">echo</text:span> cadena</text:p>
            <text:p text:style-name="Standard"><text:s text:c="2"/><text:span text:style-name="T3">-n</text:span> no hace salto de linea</text:p>
            <text:p text:style-name="Standard"><text:s text:c="2"/><text:span text:style-name="T3">-e</text:span> interpreta caracteres con <text:span text:style-name="T3">\</text:span></text:p>
          </table:table-cell>
          <table:table-cell table:style-name="Tabla16.B2" office:value-type="string">
            <text:p text:style-name="Standard"># <text:span text:style-name="T3">output</text:span></text:p>
            <text:p text:style-name="Standard"># <text:s text:c="2"/>manda el valor de la cadena</text:p>
            <text:p text:style-name="Standard"># <text:s text:c="2"/>a la salida estándar</text:p>
          </table:table-cell>
        </table:table-row>
        <table:table-row>
          <table:table-cell table:style-name="Tabla16.A2" office:value-type="string">
            <text:p text:style-name="P1">printf</text:p>
          </table:table-cell>
          <table:table-cell table:style-name="Tabla16.B2" office:value-type="string">
            <text:p text:style-name="Standard"># <text:span text:style-name="T3">output formateado</text:span><text:span text:style-name="T5"> (igual que C)</text:span></text:p>
          </table:table-cell>
        </table:table-row>
      </table:table>
      <text:h text:style-name="Heading_20_2" text:outline-level="2">Control de proceso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5">comando</text:span> &amp;</text:p>
          </table:table-cell>
          <table:table-cell table:style-name="Table1.B1" office:value-type="string">
            <text:p text:style-name="Standard"># ejecuta en segundo plano</text:p>
          </table:table-cell>
        </table:table-row>
        <table:table-row>
          <table:table-cell table:style-name="Table1.A2" office:value-type="string">
            <text:p text:style-name="P1">bg <text:span text:style-name="T5">númeroProceso</text:span></text:p>
          </table:table-cell>
          <table:table-cell table:style-name="Table1.B2" office:value-type="string">
            <text:p text:style-name="Standard"># continúa ejecución en segundo plano</text:p>
          </table:table-cell>
        </table:table-row>
        <table:table-row>
          <table:table-cell table:style-name="Table1.A2" office:value-type="string">
            <text:p text:style-name="P1">fg <text:span text:style-name="T5">númeroProceso</text:span></text:p>
          </table:table-cell>
          <table:table-cell table:style-name="Table1.B2" office:value-type="string">
            <text:p text:style-name="Standard"># continúa ejecución en primer plano</text:p>
          </table:table-cell>
        </table:table-row>
        <table:table-row>
          <table:table-cell table:style-name="Table1.A2" office:value-type="string">
            <text:p text:style-name="P1">jobs</text:p>
          </table:table-cell>
          <table:table-cell table:style-name="Table1.B2" office:value-type="string">
            <text:p text:style-name="Standard"># muestra procesos en ejecución</text:p>
          </table:table-cell>
        </table:table-row>
        <table:table-row>
          <table:table-cell table:style-name="Table1.A2" office:value-type="string">
            <text:p text:style-name="P1">kill <text:span text:style-name="T5">señal</text:span> <text:span text:style-name="T5">PID1</text:span>|<text:span text:style-name="T5">númeroProceso1</text:span></text:p>
          </table:table-cell>
          <table:table-cell table:style-name="Table1.B2" office:value-type="string">
            <text:p text:style-name="Standard"># mata proceso(s) indicado(s)</text:p>
          </table:table-cell>
        </table:table-row>
        <table:table-row>
          <table:table-cell table:style-name="Table1.A2" office:value-type="string">
            <text:p text:style-name="P1">exit <text:span text:style-name="T5">código</text:span></text:p>
          </table:table-cell>
          <table:table-cell table:style-name="Table1.B2" office:value-type="string">
            <text:p text:style-name="Standard"># salir con código de retorno</text:p>
            <text:p text:style-name="Standard"># (0=normal, &gt;0=error<text:span text:style-name="T6">)</text:span></text:p>
          </table:table-cell>
        </table:table-row>
        <table:table-row>
          <table:table-cell table:style-name="Table1.A2" office:value-type="string">
            <text:p text:style-name="P1">trap [<text:span text:style-name="T5">comando</text:span>] [<text:span text:style-name="T5">código1</text:span> ...]</text:p>
          </table:table-cell>
          <table:table-cell table:style-name="Table1.B2" office:value-type="string">
            <text:p text:style-name="Standard"># ejecuta comando cuando señal(es)</text:p>
          </table:table-cell>
        </table:table-row>
        <table:table-row>
          <table:table-cell table:style-name="Table1.A2" office:value-type="string">
            <text:p text:style-name="P1">wait [<text:span text:style-name="T5">PID1</text:span>|<text:span text:style-name="T5">númeroProceso1</text:span>]</text:p>
          </table:table-cell>
          <table:table-cell table:style-name="Table1.B2" office:value-type="string">
            <text:p text:style-name="Standard"># espera hasta fin proceso(s) hijo(s)</text:p>
          </table:table-cell>
        </table:table-row>
        <table:table-row>
          <table:table-cell table:style-name="Table1.A2" office:value-type="string">
            <text:p text:style-name="P2">nice <text:span text:style-name="T5">-n prioridad comando</text:span></text:p>
            <text:p text:style-name="P2">renice <text:span text:style-name="T5">-n prioridad comando</text:span></text:p>
          </table:table-cell>
          <table:table-cell table:style-name="Table1.B2" office:value-type="string">
            <text:p text:style-name="P9"># ejecuta comando con prioridad [-20/19]</text:p>
            <text:p text:style-name="P9"># modifica prioridad comando [-20/19]</text:p>
            <text:p text:style-name="P9"># -20 máxima prioridad y 19 mínima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2" svg:font-family="'Courier New'" style:font-adornments="Negreta" style:font-family-generic="modern" style:font-pitch="fixed"/>
    <style:font-face style:name="Courier New1" svg:font-family="'Courier New'" style:font-adornments="Negrita Cursiv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Normal" style:font-family-generic="modern" style:font-pitch="fixed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/>
      </style:paragraph-properties>
      <style:text-properties fo:color="#ff0000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cm" loext:contextual-spacing="false" style:page-number="auto"/>
      <style:text-properties fo:text-transform="uppercase" style:font-name="Courier New1" fo:font-family="'Courier New'" style:font-style-name="Negrita Cursiva" style:font-family-generic="modern" style:font-pitch="fixed" fo:font-size="13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cm" loext:contextual-spacing="false"/>
      <style:text-properties style:font-name="Courier New2" fo:font-family="'Courier New'" style:font-style-name="Negreta" style:font-family-generic="modern" style:font-pitch="fixed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8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mentario" style:family="text">
      <style:text-properties style:font-name="Courier New" fo:font-family="'Courier New'" style:font-style-name="Normal" style:font-family-generic="modern" style:font-pitch="fixed" fo:font-size="10pt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b9e9b" officeooo:paragraph-rsid="00256c06"/>
    </style:style>
    <style:style style:name="MT1" style:family="text">
      <style:text-properties fo:font-size="8pt" officeooo:rsid="0036e8ce" style:font-size-asian="8pt" style:font-size-complex="8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1">asanzdiego</text:span></text:a><text:span text:style-name="MT1"> - </text:span><text:a xlink:type="simple" xlink:href="http://www.asanzdiego.com/" office:target-frame-name="_blank" xlink:show="new" text:style-name="Internet_20_link" text:visited-style-name="Visited_20_Internet_20_Link"><text:span text:style-name="MT2">Blog</text:span></text:a><text:span text:style-name="MT2">|</text:span><text:a xlink:type="simple" xlink:href="http://github.com/asanzdiego" office:target-frame-name="_blank" xlink:show="new" text:style-name="Internet_20_link" text:visited-style-name="Visited_20_Internet_20_Link"><text:span text:style-name="MT2">GitHub</text:span></text:a><text:span text:style-name="MT2">|</text:span><text:a xlink:type="simple" xlink:href="http://www.linkedin.com/in/asanzdiego" office:target-frame-name="_blank" xlink:show="new" text:style-name="Internet_20_link" text:visited-style-name="Visited_20_Internet_20_Link"><text:span text:style-name="MT2">LinkedIn</text:span></text:a><text:span text:style-name="MT2">|</text:span><text:a xlink:type="simple" xlink:href="http://www.slideshare.net/asanzdiego/" office:target-frame-name="_blank" xlink:show="new" text:style-name="Internet_20_link" text:visited-style-name="Visited_20_Internet_20_Link"><text:span text:style-name="MT2">SlideShare</text:span></text:a><text:span text:style-name="MT2">|</text:span><text:a xlink:type="simple" xlink:href="http://twitter.com/asanzdiego" office:target-frame-name="_blank" xlink:show="new" text:style-name="Internet_20_link" text:visited-style-name="Visited_20_Internet_20_Link"><text:span text:style-name="MT2">Twitter</text:span></text:a><text:span text:style-name="MT2">) <text:s text:c="11"/>Licencia: </text:span><text:a xlink:type="simple" xlink:href="http://creativecommons.org/licenses/by-sa/3.0/es/" text:style-name="Internet_20_link" text:visited-style-name="Visited_20_Internet_20_Link"><text:span text:style-name="MT2">CC-BY-SA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3-02T13:59:31</meta:creation-date>
    <dc:date>2019-10-13T22:28:24.336726346</dc:date>
    <meta:editing-cycles>63</meta:editing-cycles>
    <meta:editing-duration>PT16H33M</meta:editing-duration>
    <meta:document-statistic meta:table-count="18" meta:image-count="0" meta:object-count="0" meta:page-count="4" meta:paragraph-count="335" meta:word-count="1107" meta:character-count="6702" meta:non-whitespace-character-count="5625"/>
    <meta:user-defined meta:name="Información 1"/>
    <meta:user-defined meta:name="Información 2"/>
    <meta:user-defined meta:name="Información 3"/>
    <meta:user-defined meta:name="Información 4"/>
  </office:meta>
</office:document-meta>
</file>